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margin-top="0.661cm" fo:margin-bottom="0.494cm" loext:contextual-spacing="false" fo:text-align="start" style:justify-single-word="false" fo:orphans="2" fo:widows="2" fo:background-color="#fbfbfb">
        <style:background-image/>
      </style:paragraph-properties>
      <style:text-properties officeooo:paragraph-rsid="0019e7a4"/>
    </style:style>
    <style:style style:name="T1" style:family="text">
      <style:text-properties fo:color="#666666" style:font-name="微软雅黑" fo:font-size="9pt" style:letter-kerning="false" style:font-name-asian="微软雅黑1" style:font-size-asian="9pt" style:font-name-complex="宋体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过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6-12T11:43:00.526942252</meta:creation-date>
    <dc:date>2014-06-12T11:44:52.503787260</dc:date>
    <dc:creator>ms </dc:creator>
    <meta:editing-duration>PT1M52S</meta:editing-duration>
    <meta:editing-cycles>1</meta:editing-cycles>
    <meta:document-statistic meta:table-count="0" meta:image-count="0" meta:object-count="0" meta:page-count="1" meta:paragraph-count="1" meta:word-count="2" meta:character-count="2" meta:non-whitespace-character-count="2"/>
    <meta:generator>LibreOfficeDev/4.4.0.0.alpha0$Linux_X86_64 LibreOffice_project/3070914cf4942ac42604fe72937bbd9efa00642f</meta:generator>
  </office:meta>
</office:document-meta>
</file>